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svg:stroke-color="#000000" draw:fill="none" draw:fill-color="#ffffff" fo:min-height="176.17pt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Get access_to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eu.airvantage.net/api/oauth/token" xlink:type="simple">https://eu.airvantage.net/api/oauth/token</text:a></text:p>
          </table:table-cell>
        </table:table-row>
        <table:table-row table:style-name="ro1">
          <table:table-cell office:value-type="string" calcext:value-type="string">
            <text:p>grant_typ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<text:a xlink:href="mailto:nxthongbk@gmail.com" xlink:type="simple">nxthongbk@gmail.com</text:a></text:p>
          </table:table-cell>
        </table:table-row>
        <table:table-row table:style-name="ro1">
          <table:table-cell office:value-type="string" calcext:value-type="string">
            <text:p>client_id</text:p>
          </table:table-cell>
          <table:table-cell office:value-type="string" calcext:value-type="string">
            <text:p>22814490e23740d3ac8ebf44854ca11d</text:p>
          </table:table-cell>
        </table:table-row>
        <table:table-row table:style-name="ro1">
          <table:table-cell office:value-type="string" calcext:value-type="string">
            <text:p>client_secret</text:p>
          </table:table-cell>
          <table:table-cell office:value-type="string" calcext:value-type="string">
            <text:p>9c86b87dabbf45eeaa88b4ee936f97a1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1_Abc_123</text:p>
          </table:table-cell>
        </table:table-row>
      </table:table>
      <table:table table:name="Change setting" table:style-name="ta1">
        <table:shapes>
          <draw:frame draw:z-index="0" draw:style-name="gr1" draw:text-style-name="P1" svg:width="405.07pt" svg:height="176.17pt" svg:x="0pt" svg:y="102.42pt">
            <draw:text-box>
              <text:p><text:tab/>{</text:p>
              <text:p><text:tab/> <text:s text:c="3"/>"protocol" : "LWM2M",</text:p>
              <text:p><text:tab/> <text:s text:c="4"/>"reboot": false,</text:p>
              <text:p><text:tab/> <text:s text:c="3"/>"systems" : {</text:p>
              <text:p><text:tab/> <text:s text:c="6"/>"label" : "Main MangOH Red"</text:p>
              <text:p><text:tab/> <text:s text:c="3"/>},</text:p>
              <text:p><text:tab/> <text:s text:c="3"/>"settings" : [</text:p>
              <text:p><text:tab/> <text:s text:c="6"/>{</text:p>
              <text:p><text:tab/> <text:s text:c="9"/>"key" : "SmartParking.SettingSpacesStatus.Space1",</text:p>
              <text:p><text:tab/> <text:s text:c="9"/>"value" : 1</text:p>
              <text:p><text:tab/> <text:s text:c="6"/>}</text:p>
              <text:p><text:tab/> <text:s text:c="3"/>]</text:p>
              <text:p><text:tab/>}</text:p>
            </draw:text-box>
          </draw:frame>
          <draw:frame draw:z-index="1" draw:style-name="gr1" draw:text-style-name="P1" svg:width="405.07pt" svg:height="225.55pt" svg:x="457.31pt" svg:y="101.68pt">
            <draw:text-box>
              <text:p><text:tab/>{</text:p>
              <text:p><text:tab/> <text:s text:c="3"/>"protocol" : "LWM2M",</text:p>
              <text:p><text:tab/> <text:s text:c="4"/>"reboot": false,</text:p>
              <text:p><text:tab/> <text:s text:c="3"/>"systems" : {</text:p>
              <text:p><text:tab/> <text:s text:c="6"/>"label" : "Main MangOH Red"</text:p>
              <text:p><text:tab/> <text:s text:c="3"/>},</text:p>
              <text:p><text:tab/> <text:s text:c="3"/>"settings" : [</text:p>
              <text:p><text:tab/> <text:s text:c="6"/>{</text:p>
              <text:p><text:tab/> <text:s text:c="9"/>"key" : "SmartParking.SettingSpacesStatus.Space1",</text:p>
              <text:p><text:tab/> <text:s text:c="9"/>"value" : 1</text:p>
              <text:p><text:tab/> <text:s text:c="6"/>},</text:p>
              <text:p><text:s text:c="14"/>{</text:p>
              <text:p><text:tab/> <text:s text:c="9"/>"key" : "SmartParking.SettingSpacesStatus.Space2",</text:p>
              <text:p><text:tab/> <text:s text:c="9"/>"value" : 2</text:p>
              <text:p><text:tab/> <text:s text:c="6"/>}</text:p>
              <text:p><text:tab/> <text:s text:c="3"/>]</text:p>
              <text:p><text:tab/>}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eu.airvantage.net/api/v1/operations/systems/settings" xlink:type="simple">https://eu.airvantage.net/api/v1/operations/systems/setting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eter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ess_token</text:p>
          </table:table-cell>
          <table:table-cell office:value-type="string" calcext:value-type="string">
            <text:p>Gen ra từ Sheet access_to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JSON(applicatation/json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Change Space 1 status = 1</text:p>
          </table:table-cell>
          <table:table-cell table:number-columns-repeated="5"/>
          <table:table-cell office:value-type="string" calcext:value-type="string">
            <text:p>Example:</text:p>
          </table:table-cell>
          <table:table-cell office:value-type="string" calcext:value-type="string">
            <text:p>Change Space 1 status = 1, Space 2 status = 2</text:p>
          </table:table-cell>
        </table:table-row>
        <table:table-row table:style-name="ro1" table:number-rows-repeated="17">
          <table:table-cell table:number-columns-repeated="9"/>
        </table:table-row>
        <table:table-row table:style-name="ro1">
          <table:table-cell office:value-type="string" calcext:value-type="string">
            <text:p>List key:</text:p>
          </table:table-cell>
          <table:table-cell table:number-columns-repeated="3"/>
          <table:table-cell office:value-type="string" calcext:value-type="string">
            <text:p>Space 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1</text:p>
          </table:table-cell>
          <table:table-cell table:number-columns-repeated="3"/>
          <table:table-cell office:value-type="string" calcext:value-type="string">
            <text:p>Spac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2</text:p>
          </table:table-cell>
          <table:table-cell table:number-columns-repeated="3"/>
          <table:table-cell office:value-type="string" calcext:value-type="string">
            <text:p>Spac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3</text:p>
          </table:table-cell>
          <table:table-cell table:number-columns-repeated="3"/>
          <table:table-cell office:value-type="string" calcext:value-type="string">
            <text:p>Spac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4</text:p>
          </table:table-cell>
          <table:table-cell table:number-columns-repeated="3"/>
          <table:table-cell office:value-type="string" calcext:value-type="string">
            <text:p>Spac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5</text:p>
          </table:table-cell>
          <table:table-cell table:number-columns-repeated="3"/>
          <table:table-cell office:value-type="string" calcext:value-type="string">
            <text:p>Spac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6</text:p>
          </table:table-cell>
          <table:table-cell table:number-columns-repeated="3"/>
          <table:table-cell office:value-type="string" calcext:value-type="string">
            <text:p>Spac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7</text:p>
          </table:table-cell>
          <table:table-cell table:number-columns-repeated="3"/>
          <table:table-cell office:value-type="string" calcext:value-type="string">
            <text:p>Spac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Parking.SettingSpacesStatus.Space8</text:p>
          </table:table-cell>
          <table:table-cell table:number-columns-repeated="3"/>
          <table:table-cell office:value-type="string" calcext:value-type="string">
            <text:p>Space 8</text:p>
          </table:table-cell>
          <table:table-cell table:number-columns-repeated="4"/>
        </table:table-row>
      </table:table>
      <table:table table:name="Get Lastest Data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eu.airvantage.net/api/v1/systems/1e0ee3e9031740189c3f83c39965be6b/data" xlink:type="simple">https://eu.airvantage.net/api/v1/systems/1e0ee3e9031740189c3f83c39965be6b/data</text:a></text:p>
          </table:table-cell>
          <table:table-cell/>
        </table:table-row>
        <table:table-row table:style-name="ro1">
          <table:table-cell office:value-type="string" calcext:value-type="string">
            <text:p>Parameter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_token</text:p>
          </table:table-cell>
          <table:table-cell office:value-type="string" calcext:value-type="string">
            <text:p>Gen ra từ Sheet access_token</text:p>
          </table:table-cell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Cái này phải gen tự hệ thống, timestamp mới nhất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1a61f787cca4d8b98dc82e07079ad6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5:14.409082744</meta:creation-date>
    <dc:date>2019-08-30T11:02:06.953564896</dc:date>
    <meta:editing-duration>PT16M48S</meta:editing-duration>
    <meta:editing-cycles>10</meta:editing-cycles>
    <meta:generator>LibreOffice/5.1.6.2$Linux_X86_64 LibreOffice_project/10m0$Build-2</meta:generator>
    <meta:document-statistic meta:table-count="3" meta:cell-count="55" meta:object-count="2"/>
  </office:meta>
</office:document-meta>
</file>